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32"/>
    <style:style style:name="ce3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2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009"/>
          <table:table-cell table:style-name="ce29" table:number-columns-repeated="15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3" table:style-name="ce29" office:value-type="float" office:value="2" calcext:value-type="float">
            <text:p>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23" table:number-columns-repeated="1009"/>
          <table:table-cell table:number-columns-repeated="15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72" calcext:value-type="float">
            <text:p>72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4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11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1"/>
          <table:table-cell table:number-columns-repeated="16371"/>
        </table:table-row>
        <table:table-row table:style-name="ro1" table:number-rows-repeated="9">
          <table:table-cell table:number-columns-repeated="2"/>
          <table:table-cell table:style-name="Default" table:number-columns-repeated="7"/>
          <table:table-cell table:number-columns-repeated="16374"/>
        </table:table-row>
        <table:table-row table:style-name="ro1" table:number-rows-repeated="1048553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23" table:number-columns-repeated="1009"/>
          <table:table-cell table:style-name="ce29" table:number-columns-repeated="15366"/>
        </table:table-row>
        <table:table-row table:style-name="ro1">
          <table:table-cell office:value-type="string" calcext:value-type="string">
            <text:p>kcat_f </text:p>
          </table:table-cell>
          <table:table-cell office:value-type="float" office:value="50.7" calcext:value-type="float">
            <text:p>50.7</text:p>
          </table:table-cell>
          <table:table-cell office:value-type="float" office:value="18.5" calcext:value-type="float">
            <text:p>18.5</text:p>
          </table:table-cell>
          <table:table-cell office:value-type="float" office:value="9.6" calcext:value-type="float">
            <text:p>9.6</text:p>
          </table:table-cell>
          <table:table-cell office:value-type="float" office:value="76.8" calcext:value-type="float">
            <text:p>76.8</text:p>
          </table:table-cell>
          <table:table-cell office:value-type="float" office:value="10.1" calcext:value-type="float">
            <text:p>10.1</text:p>
          </table:table-cell>
          <table:table-cell office:value-type="float" office:value="62.6" calcext:value-type="float">
            <text:p>62.6</text:p>
          </table:table-cell>
          <table:table-cell office:value-type="float" office:value="5.8" calcext:value-type="float">
            <text:p>5.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 </text:p>
          </table:table-cell>
          <table:table-cell office:value-type="float" office:value="10.1" calcext:value-type="float">
            <text:p>10.1</text:p>
          </table:table-cell>
          <table:table-cell office:value-type="float" office:value="3.7" calcext:value-type="float">
            <text:p>3.7</text:p>
          </table:table-cell>
          <table:table-cell office:value-type="float" office:value="1.9" calcext:value-type="float">
            <text:p>1.9</text:p>
          </table:table-cell>
          <table:table-cell office:value-type="float" office:value="15.4" calcext:value-type="float">
            <text:p>15.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17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25" office:value-type="float" office:value="8" calcext:value-type="float">
            <text:p>8</text:p>
          </table:table-cell>
          <table:table-cell table:formula="of:=[.C3]/1.25" office:value-type="float" office:value="6.4" calcext:value-type="float">
            <text:p>6.4</text:p>
          </table:table-cell>
          <table:table-cell table:formula="of:=[.D3]/1.25" office:value-type="float" office:value="5.12" calcext:value-type="float">
            <text:p>5.12</text:p>
          </table:table-cell>
          <table:table-cell table:style-name="ce17" table:formula="of:=[.E3]/1.25" office:value-type="float" office:value="4.096" calcext:value-type="float">
            <text:p>4.096</text:p>
          </table:table-cell>
          <table:table-cell table:style-name="ce17" table:formula="of:=[.F3]/1.25" office:value-type="float" office:value="3.2768" calcext:value-type="float">
            <text:p>3.2768</text:p>
          </table:table-cell>
          <table:table-cell table:style-name="ce17" table:formula="of:=[.G3]/1.25" office:value-type="float" office:value="2.62144" calcext:value-type="float">
            <text:p>2.62144</text:p>
          </table:table-cell>
          <table:table-cell table:style-name="ce17" table:formula="of:=[.H3]/1.25" office:value-type="float" office:value="2.097152" calcext:value-type="float">
            <text:p>2.097152</text:p>
          </table:table-cell>
          <table:table-cell table:style-name="ce17" table:formula="of:=[.I3]/1.25" office:value-type="float" office:value="1.6777216" calcext:value-type="float">
            <text:p>1.6777216</text:p>
          </table:table-cell>
          <table:table-cell table:style-name="ce17" table:formula="of:=[.J3]/1.25" office:value-type="float" office:value="1.34217728" calcext:value-type="float">
            <text:p>1.34217728</text:p>
          </table:table-cell>
          <table:table-cell table:style-name="ce17" table:formula="of:=[.K3]/1.25" office:value-type="float" office:value="1.073741824" calcext:value-type="float">
            <text:p>1.073741824</text:p>
          </table:table-cell>
          <table:table-cell table:style-name="ce17" table:formula="of:=[.L3]/1.25" office:value-type="float" office:value="0.8589934592" calcext:value-type="float">
            <text:p>0.8589934592</text:p>
          </table:table-cell>
          <table:table-cell table:style-name="ce17" table:formula="of:=[.M3]/1.25" office:value-type="float" office:value="0.68719476736" calcext:value-type="float">
            <text:p>0.68719476736</text:p>
          </table:table-cell>
          <table:table-cell table:style-name="ce17" table:formula="of:=[.N3]/1.25" office:value-type="float" office:value="0.549755813888" calcext:value-type="float">
            <text:p>0.549755813888</text:p>
          </table:table-cell>
          <table:table-cell table:style-name="ce17" table:formula="of:=[.O3]/1.25" office:value-type="float" office:value="0.4398046511104" calcext:value-type="float">
            <text:p>0.4398046511104</text:p>
          </table:table-cell>
          <table:table-cell table:style-name="ce17" table:formula="of:=[.P3]/1.25" office:value-type="float" office:value="0.35184372088832" calcext:value-type="float">
            <text:p>0.35184372088832</text:p>
          </table:table-cell>
          <table:table-cell table:style-name="ce17" table:formula="of:=[.Q3]/1.25" office:value-type="float" office:value="0.281474976710656" calcext:value-type="float">
            <text:p>0.281474976710656</text:p>
          </table:table-cell>
          <table:table-cell table:style-name="ce17" table:formula="of:=[.R3]/1.25" office:value-type="float" office:value="0.225179981368525" calcext:value-type="float">
            <text:p>0.225179981368525</text:p>
          </table:table-cell>
          <table:table-cell table:style-name="ce17" table:formula="of:=[.S3]/1.25" office:value-type="float" office:value="0.18014398509482" calcext:value-type="float">
            <text:p>0.18014398509482</text:p>
          </table:table-cell>
          <table:table-cell table:style-name="ce17" table:formula="of:=[.T3]/1.25" office:value-type="float" office:value="0.144115188075856" calcext:value-type="float">
            <text:p>0.144115188075856</text:p>
          </table:table-cell>
          <table:table-cell table:style-name="ce17" table:formula="of:=[.U3]/1.25" office:value-type="float" office:value="0.115292150460685" calcext:value-type="float">
            <text:p>0.115292150460685</text:p>
          </table:table-cell>
          <table:table-cell table:style-name="ce17" table:formula="of:=[.V3]/1.25" office:value-type="float" office:value="0.0922337203685478" calcext:value-type="float">
            <text:p>0.0922337203685478</text:p>
          </table:table-cell>
          <table:table-cell table:style-name="ce17" table:formula="of:=[.W3]/1.25" office:value-type="float" office:value="0.0737869762948382" calcext:value-type="float">
            <text:p>0.0737869762948382</text:p>
          </table:table-cell>
          <table:table-cell table:style-name="ce17" table:formula="of:=[.X3]/1.25" office:value-type="float" office:value="0.0590295810358706" calcext:value-type="float">
            <text:p>0.0590295810358706</text:p>
          </table:table-cell>
          <table:table-cell table:style-name="ce17" table:formula="of:=[.Y3]/1.25" office:value-type="float" office:value="0.0472236648286965" calcext:value-type="float">
            <text:p>0.0472236648286965</text:p>
          </table:table-cell>
          <table:table-cell table:style-name="ce17" table:formula="of:=[.Z3]/1.25" office:value-type="float" office:value="0.0377789318629572" calcext:value-type="float">
            <text:p>0.0377789318629572</text:p>
          </table:table-cell>
          <table:table-cell table:style-name="ce17" table:formula="of:=[.AA3]/1.25" office:value-type="float" office:value="0.0302231454903657" calcext:value-type="float">
            <text:p>0.0302231454903657</text:p>
          </table:table-cell>
          <table:table-cell table:style-name="ce17" table:formula="of:=[.AB3]/1.25" office:value-type="float" office:value="0.0241785163922926" calcext:value-type="float">
            <text:p>0.0241785163922926</text:p>
          </table:table-cell>
          <table:table-cell table:style-name="ce17" table:formula="of:=[.AC3]/1.25" office:value-type="float" office:value="0.0193428131138341" calcext:value-type="float">
            <text:p>0.0193428131138341</text:p>
          </table:table-cell>
          <table:table-cell table:style-name="ce17" table:formula="of:=[.AD3]/1.25" office:value-type="float" office:value="0.0154742504910673" calcext:value-type="float">
            <text:p>0.0154742504910673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7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4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462" calcext:value-type="float">
            <text:p>0.462</text:p>
          </table:table-cell>
          <table:table-cell table:style-name="ce37" table:number-columns-repeated="4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7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7" table:number-columns-repeated="6"/>
          <table:table-cell table:number-columns-repeated="16372"/>
        </table:table-row>
        <table:table-row table:style-name="ro1">
          <table:table-cell/>
          <table:table-cell table:style-name="ce14" table:number-columns-repeated="7"/>
          <table:table-cell table:number-columns-repeated="16375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18" table:number-columns-repeated="7"/>
          <table:table-cell table:number-columns-repeated="16375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7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8" office:value-type="string" calcext:value-type="string">
            <text:p>mass_fraction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0"/>
        </table:table-row>
        <table:table-row table:style-name="ro1">
          <table:table-cell table:style-name="ce27"/>
          <table:table-cell table:style-name="ce38"/>
          <table:table-cell table:number-columns-repeated="4"/>
          <table:table-cell table:style-name="ce20"/>
        </table:table-row>
        <table:table-row table:style-name="ro1" table:number-rows-repeated="2">
          <table:table-cell/>
          <table:table-cell table:style-name="ce38"/>
          <table:table-cell table:number-columns-repeated="4"/>
          <table:table-cell table:style-name="ce20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ibcomp" table:style-name="ta4">
        <table:table-column table:style-name="co13" table:default-cell-style-name="Default"/>
        <table:table-row table:style-name="ro1">
          <table:table-cell table:style-name="ce44" office:value-type="string" calcext:value-type="string">
            <text:p>Ribosome composition = (r protein)/(bounded rRNA)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9T14:14:07.209052877</dc:date>
    <meta:editing-cycles>190</meta:editing-cycles>
    <meta:editing-duration>PT14H38M8S</meta:editing-duration>
    <meta:document-statistic meta:table-count="9" meta:cell-count="443" meta:object-count="0"/>
  </office:meta>
</office:document-meta>
</file>